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43119502030697645"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522507728272623367"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73665820843699909"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455429445429659084"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32628887660635313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2500312076262650772"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60430728316299668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7835644601190577951"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8720012" text:continue-list="list460430728316299668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162506554417830596"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8718613"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8722170"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8747023"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8743860"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8742541"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6315084040683969170"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30654539032813578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89210433441621773"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8742305"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870497296431161000"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694667858293315517"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7156118870985032918" text:style-name="L15">
        <text:list-item>
          <text:list>
            <text:list-header>
              <text:p text:style-name="P187">1.5 miles averaging about 9:40/mile and rest 1 min</text:p>
            </text:list-header>
          </text:list>
        </text:list-item>
      </text:list>
      <text:p text:style-name="P25">1 mile in 8:26 and rest 2 min</text:p>
      <text:list xml:id="list4960592593299467602"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023386838254803603"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718571"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164823093158165487"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1372842827132475187"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96001804655401396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8730124" text:continue-list="list1372842827132475187" text:style-name="L19">
        <text:list-item>
          <text:list>
            <text:list-header>
              <text:p text:style-name="P191">(Pace*HR)=1240</text:p>
            </text:list-header>
          </text:list>
        </text:list-item>
      </text:list>
      <text:list xml:id="list38734607" text:continue-list="list164823093158165487" text:style-name="L18">
        <text:list-item>
          <text:list>
            <text:list-header>
              <text:p text:style-name="P190">2 miles at 10:46/mile Ave HR= 121 bpm and rest a few minutes</text:p>
            </text:list-header>
          </text:list>
        </text:list-item>
      </text:list>
      <text:list xml:id="list38744962" text:continue-list="list38730124"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8726692"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328715705434634378"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302266306932187865"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2762327263492146"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140073684865128028"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540678027874541496"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999711535352735493"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8736289"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874918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288728570366897436"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278858807626830152"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113179490146798378"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423256394522964710"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943847508430476557"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83221103835588217" text:style-name="L32">
        <text:list-item>
          <text:list>
            <text:list-header>
              <text:p text:style-name="P201">0.25 miles in 2:54</text:p>
              <text:p text:style-name="P201">1 mile in 9:21 going faster as I ran and ending at around 8:30 pace</text:p>
            </text:list-header>
          </text:list>
        </text:list-item>
      </text:list>
      <text:list xml:id="list1752066374500675184"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37065381424054538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615307808405096853"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1318230170941422059"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28208613498737540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813221984851829462"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09158123253335866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text:soft-page-break/>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91901968630756746"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ext:soft-page-break/>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15T18:47:57.13</dc:date>
    <dc:creator>James Lombardi</dc:creator>
    <meta:editing-duration>P34DT19H41M15S</meta:editing-duration>
    <meta:editing-cycles>2435</meta:editing-cycles>
    <meta:generator>OpenOffice/4.1.2$Win32 OpenOffice.org_project/412m3$Build-9782</meta:generator>
    <meta:document-statistic meta:table-count="0" meta:image-count="9" meta:object-count="0" meta:page-count="241" meta:paragraph-count="7079" meta:word-count="76079" meta:character-count="389398"/>
  </office:meta>
</office:document-meta>
</file>